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97000000B6FB504B29F44F8125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family-generic="swiss"/>
    <style:font-face style:name="Ubuntu Mono" svg:font-family="'Ubuntu Mono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93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4.521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color="#a3238e" draw:fill="none" draw:textarea-vertical-align="middle"/>
    </style:style>
    <style:style style:name="gr6" style:family="graphic" style:parent-style-name="objectwithoutfill">
      <style:graphic-properties svg:stroke-color="#00a65d" draw:fill="none" draw:textarea-vertical-align="middle"/>
    </style:style>
    <style:style style:name="gr7" style:family="graphic" style:parent-style-name="objectwithoutfill">
      <style:graphic-properties draw:stroke="dash" draw:stroke-dash="Fine_20_Dashed" svg:stroke-color="#a3238e" draw:fill="none" draw:textarea-vertical-align="middle"/>
    </style:style>
    <style:style style:name="gr8" style:family="graphic" style:parent-style-name="objectwithoutfill">
      <style:graphic-properties draw:stroke="dash" draw:stroke-dash="Fine_20_Dashed" svg:stroke-color="#00aaad" draw:fill="none" draw:textarea-vertical-align="middl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2.813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36pt" style:font-size-asian="26pt" style:font-size-complex="26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Ubuntu Mono" fo:font-size="18pt" style:font-size-asian="18pt" style:font-size-complex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54pt" style:font-size-asian="44pt" style:font-size-complex="44pt"/>
    </style:style>
    <style:style style:name="T4" style:family="text">
      <style:text-properties fo:font-size="54pt" fo:font-weight="bold" style:font-size-asian="44pt" style:font-weight-asian="bold" style:font-size-complex="44pt" style:font-weight-complex="bold"/>
    </style:style>
    <style:style style:name="T5" style:family="text">
      <style:text-properties style:font-name="Liberation Sans3" style:font-name-asian="Liberation Sans3" style:font-name-complex="Liberation Sans3"/>
    </style:style>
    <style:style style:name="T6" style:family="text">
      <style:text-properties style:font-name="Liberation Sans1" style:font-name-asian="Liberation Sans3" style:font-name-complex="Liberation Sans3"/>
    </style:style>
    <style:style style:name="T7" style:family="text">
      <style:text-properties style:font-name-asian="Liberation Sans3" style:font-name-complex="Liberation Sans3"/>
    </style:style>
    <style:style style:name="T8" style:family="text">
      <style:text-properties style:font-name="Ubuntu Mono" fo:font-size="16pt" style:font-name-asian="Liberation Sans3" style:font-size-asian="16pt" style:font-name-complex="Liberation Sans3" style:font-size-complex="16pt"/>
    </style:style>
    <style:style style:name="T9" style:family="text">
      <style:text-properties style:use-window-font-color="true" style:text-outline="false" style:text-line-through-style="none" style:text-line-through-type="none" style:font-name="Ubuntu Mono" fo:font-size="16pt" fo:font-style="normal" fo:text-shadow="none" style:text-underline-style="none" fo:font-weight="normal" style:letter-kerning="true" style:font-name-asian="Liberation Sans3" style:font-size-asian="16pt" style:font-name-complex="Liberation Sans3" style:font-size-complex="16pt" style:text-emphasize="none" style:font-relief="none" style:text-overline-style="none" style:text-overline-color="font-color"/>
    </style:style>
    <style:style style:name="T10" style:family="text">
      <style:text-properties fo:color="#00a65d" style:font-name-asian="Liberation Sans3" style:font-name-complex="Liberation Sans3"/>
    </style:style>
    <style:style style:name="T11" style:family="text">
      <style:text-properties fo:color="#ed1c24" style:font-name-asian="Liberation Sans3" style:font-name-complex="Liberation Sans3"/>
    </style:style>
    <style:style style:name="T12" style:family="text">
      <style:text-properties fo:color="#ce181e" style:font-name-asian="Liberation Sans3" style:font-name-complex="Liberation Sans3"/>
    </style:style>
    <style:style style:name="T13" style:family="text">
      <style:text-properties fo:color="#ce181e" fo:font-weight="bold" style:font-name-asian="Liberation Sans3" style:font-weight-asian="bold" style:font-name-complex="Liberation Sans3" style:font-weight-complex="bold"/>
    </style:style>
    <style:style style:name="T14" style:family="text">
      <style:text-properties fo:font-weight="bold" style:font-name-asian="Liberation Sans3" style:font-weight-asian="bold" style:font-name-complex="Liberation Sans3" style:font-weight-complex="bold"/>
    </style:style>
    <style:style style:name="T15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Liberation Sans3" style:font-name-complex="Liberation Sans3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font-name="Ubuntu Mono" fo:font-size="26pt" fo:font-style="normal" fo:text-shadow="none" style:text-underline-style="none" fo:font-weight="normal" style:letter-kerning="true" style:font-name-asian="Liberation Sans3" style:font-name-complex="Liberation Sans3" style:text-emphasize="none" style:font-relief="none" style:text-overline-style="none" style:text-overline-color="font-color"/>
    </style:style>
    <style:style style:name="T17" style:family="text">
      <style:text-properties fo:color="#ce181e" style:text-outline="false" style:text-line-through-style="none" style:text-line-through-type="none" style:font-name="Liberation Sans1" fo:font-size="26pt" fo:font-style="normal" fo:text-shadow="none" style:text-underline-style="none" fo:font-weight="bold" style:letter-kerning="true" style:font-name-asian="Liberation Sans3" style:font-weight-asian="bold" style:font-name-complex="Liberation Sans3" style:font-weight-complex="bold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Liberation Sans3" style:font-weight-asian="normal" style:font-name-complex="Liberation Sans3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Ubuntu Mono" fo:font-size="18pt" style:font-name-asian="Liberation Sans3" style:font-size-asian="18pt" style:font-name-complex="Liberation Sans3" style:font-size-complex="18pt"/>
    </style:style>
    <style:style style:name="T20" style:family="text">
      <style:text-properties fo:color="#ce181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2" draw:text-style-name="P2" draw:layer="layout" svg:width="25.2cm" svg:height="9.134cm" svg:x="1.2cm" svg:y="6.066cm" presentation:class="subtitle" presentation:user-transformed="true">
          <draw:text-box>
            <text:p/>
            <text:p>Qiime2 running tutorial</text:p>
            <text:p/>
            <text:p/>
            <text:p/>
            <text:p text:style-name="P1"><text:span text:style-name="T1">Lab presentation, Andriy Sheremet</text:span></text:p>
            <text:p text:style-name="P1"><text:span text:style-name="T1">27.05.19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Overview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Quantitative insights into microbial ecology </text:p>
                <text:list>
                  <text:list-item>
                    <text:p>(QIIME2; prounounced 'chime')</text:p>
                  </text:list-item>
                </text:list>
              </text:list-item>
              <text:list-item>
                <text:p>Framework for NextGen amplicons data analysis</text:p>
              </text:list-item>
              <text:list-item>
                <text:p>Website <text:a xlink:href="https://qiime2.org/" xlink:type="simple">https://qiime2.org/</text:a></text:p>
              </text:list-item>
              <text:list-item>
                <text:p>Moving Pictures tutorial <text:span text:style-name="T2"><text:a xlink:href="https://docs.qiime2.org/2019.4/tutorials/moving-pictures/" xlink:type="simple">https://docs.qiime2.org/2019.4/tutorials/moving-pictures/</text:a></text:span></text:p>
              </text:list-item>
              <text:list-item>
                <text:p>Provenance/citation <text:s/><text:a xlink:href="https://view.qiime2.org/" xlink:type="simple">https://view.qiime2.org</text:a></text:p>
              </text:list-item>
              <text:list-item>
                <text:p>Plugins <text:a xlink:href="https://docs.qiime2.org/2019.4/plugins/" xlink:type="simple">https://docs.qiime2.org/2019.4/plugins/</text:a></text:p>
              </text:list-item>
            </text:list>
          </draw:text-box>
        </draw:frame>
        <draw:frame draw:style-name="gr2" draw:text-style-name="P3" draw:layer="layout" svg:width="0.502cm" svg:height="1.187cm" svg:x="0.685cm" svg:y="6.52cm">
          <draw:text-box>
            <text:p/>
          </draw:text-box>
        </draw:frame>
        <draw:frame draw:style-name="gr3" draw:text-style-name="P4" draw:layer="layout" svg:width="25.021cm" svg:height="1.673cm" svg:x="1.2cm" svg:y="14cm">
          <draw:text-box>
            <text:p>(QIIME 2: Reproducible, interactive, scalable, and extensible microbiome data science. </text:p>
            <text:p>PeerJ Preprints 6:e27295v2 <text:a xlink:href="https://doi.org/10.7287/peerj.preprints.27295v2" xlink:type="simple">https://doi.org/10.7287/peerj.preprints.27295v2</text:a><text:s/>)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QIIME2 key features</text:p>
          </draw:text-box>
        </draw:frame>
        <draw:frame draw:style-name="gr2" draw:text-style-name="P3" draw:layer="layout" svg:width="0.502cm" svg:height="1.187cm" svg:x="0.685cm" svg:y="6.52cm">
          <draw:text-box>
            <text:p/>
          </draw:text-box>
        </draw:frame>
        <draw:frame presentation:style-name="pr4" draw:text-style-name="P6" draw:layer="layout" svg:width="25.2cm" svg:height="11.95cm" svg:x="1.4cm" svg:y="3.8cm" presentation:class="outline" presentation:user-transformed="true">
          <draw:text-box>
            <text:list text:style-name="L2">
              <text:list-item>
                <text:p><text:span text:style-name="T3">User interfaces:</text:span></text:p>
                <text:list>
                  <text:list-item>
                    <text:p><text:span text:style-name="T4">q2cli</text:span></text:p>
                  </text:list-item>
                  <text:list-item>
                    <text:p><text:span text:style-name="T3">q2studio</text:span></text:p>
                  </text:list-item>
                  <text:list-item>
                    <text:p><text:span text:style-name="T3">Artifact API</text:span></text:p>
                  </text:list-item>
                </text:list>
              </text:list-item>
              <text:list-item>
                <text:p><text:span text:style-name="T3">More stringent data structures</text:span></text:p>
                <text:list>
                  <text:list-item>
                    <text:p><text:span text:style-name="T3">Results are artifacts:</text:span></text:p>
                    <text:list>
                      <text:list-item>
                        <text:p><text:span text:style-name="T3">.qza-files: data</text:span></text:p>
                      </text:list-item>
                      <text:list-item>
                        <text:p><text:span text:style-name="T3">.qzv-files: visualizations</text:span></text:p>
                      </text:list-item>
                    </text:list>
                  </text:list-item>
                </text:list>
              </text:list-item>
              <text:list-item>
                <text:p><text:span text:style-name="T3">New approach to quality control</text:span></text:p>
                <text:list>
                  <text:list-item>
                    <text:p><text:span text:style-name="T3">Basic quality-filter</text:span></text:p>
                  </text:list-item>
                  <text:list-item>
                    <text:p><text:span text:style-name="T3">dada2</text:span></text:p>
                  </text:list-item>
                  <text:list-item>
                    <text:p><text:span text:style-name="T4">deblur</text:span></text:p>
                  </text:list-item>
                </text:list>
              </text:list-item>
              <text:list-item>
                <text:p><text:span text:style-name="T3">Improved taxonomy assignment (feature-classifier Plugin):</text:span></text:p>
                <text:list>
                  <text:list-item>
                    <text:p><text:span text:style-name="T4">classify-sklearn (Naive Bayes)</text:span></text:p>
                  </text:list-item>
                  <text:list-item>
                    <text:p><text:span text:style-name="T3">classify-consensus-blast (Blast-based)</text:span></text:p>
                  </text:list-item>
                  <text:list-item>
                    <text:p><text:span text:style-name="T3">classify-consensus-vsearch (Vsearch-based)</text:span></text:p>
                  </text:list-item>
                </text:list>
              </text:list-item>
              <text:list-item>
                <text:p><text:span text:style-name="T3">Extremely version specific</text:span></text:p>
                <text:list>
                  <text:list-item>
                    <text:p><text:span text:style-name="T3">Here we are using the latest version 2019.4</text:span></text:p>
                  </text:list-item>
                </text:list>
              </text:list-item>
              <text:list-item>
                <text:p><text:span text:style-name="T3">Advanced statistical tests (ANCOM and greiss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verview</text:p>
          </draw:text-box>
        </draw:frame>
        <draw:frame presentation:style-name="pr4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>Primer trimming</text:p>
              </text:list-item>
              <text:list-item>
                <text:p>Importing raw reads</text:p>
              </text:list-item>
              <text:list-item>
                <text:p>Quality control</text:p>
              </text:list-item>
              <text:list-item>
                <text:p>Obtaining FeatureTable and FeatureData</text:p>
              </text:list-item>
              <text:list-item>
                <text:p>Asigning Taxonomy</text:p>
              </text:list-item>
              <text:list-item>
                <text:p><text:span text:style-name="T5">α</text:span><text:span text:style-name="T6">- and </text:span><text:span text:style-name="T5">β</text:span><text:span text:style-name="T6">-diversity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QIIME2 Command Anatomy</text:p>
          </draw:text-box>
        </draw:frame>
        <draw:frame presentation:style-name="pr4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><text:span text:style-name="T7">{tab} is your friend</text:span></text:p>
                <text:p><text:span text:style-name="T8">qiime quality-filter q-score-joined </text:span></text:p>
                <text:list>
                  <text:list-header>
                    <text:p><text:span text:style-name="T8">--i-demux reads_qza/reads_trimmed_joined.qza \</text:span></text:p>
                    <text:p><text:span text:style-name="T8">--o-filter-stats filt_stats.qza \</text:span></text:p>
                  </text:list-header>
                </text:list>
                <text:p><text:span text:style-name="T8"><text:s text:c="4"/></text:span><text:span text:style-name="T8">--o-filtered-sequences reads_qza/reads_trimmed_joined_filt.qza</text:span></text:p>
              </text:list-item>
              <text:list-item>
                <text:p><text:span text:style-name="T7">General parameter types naming:</text:span></text:p>
                <text:list>
                  <text:list-item>
                    <text:list>
                      <text:list-item>
                        <text:p><text:span text:style-name="T9">--i-&lt;&gt; Input data (</text:span><text:span text:style-name="T8">--i-demux)</text:span></text:p>
                      </text:list-item>
                      <text:list-item>
                        <text:p><text:span text:style-name="T9">--o-&lt;&gt; Outupt data (</text:span><text:span text:style-name="T8">--o-filter-stats)</text:span></text:p>
                      </text:list-item>
                      <text:list-item>
                        <text:p><text:span text:style-name="T8">--m-&lt;&gt; Metadata (--m-metadata-file)</text:span></text:p>
                      </text:list-item>
                      <text:list-item>
                        <text:p><text:span text:style-name="T8">--p-&lt;&gt; Parameter (--p-max-frequency)</text:span></text:p>
                      </text:list-item>
                    </text:list>
                    <text:p><text:span text:style-name="T7"/></text:p>
                  </text:list-item>
                </text:list>
              </text:list-item>
            </text:list>
          </draw:text-box>
        </draw:frame>
        <draw:line draw:style-name="gr4" draw:text-style-name="P7" draw:layer="layout" svg:x1="2.6cm" svg:y1="6cm" svg:x2="4cm" svg:y2="6cm">
          <text:p/>
        </draw:line>
        <draw:line draw:style-name="gr5" draw:text-style-name="P7" draw:layer="layout" svg:x1="4.4cm" svg:y1="6cm" svg:x2="8.2cm" svg:y2="6cm">
          <text:p/>
        </draw:line>
        <draw:line draw:style-name="gr6" draw:text-style-name="P7" draw:layer="layout" svg:x1="8.6cm" svg:y1="6cm" svg:x2="12.4cm" svg:y2="6cm">
          <text:p/>
        </draw:line>
        <draw:line draw:style-name="gr7" draw:text-style-name="P7" draw:layer="layout" svg:x1="3.8cm" svg:y1="6.855cm" svg:x2="6.4cm" svg:y2="6.855cm">
          <text:p/>
        </draw:line>
        <draw:line draw:style-name="gr8" draw:text-style-name="P7" draw:layer="layout" svg:x1="6.6cm" svg:y1="6.855cm" svg:x2="16.8cm" svg:y2="6.855cm">
          <text:p/>
        </draw:lin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QIIME2 Hands-on: Importing data</text:p>
          </draw:text-box>
        </draw:frame>
        <draw:frame presentation:style-name="pr4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><text:span text:style-name="T7">Use data in a supported format</text:span></text:p>
                <text:list>
                  <text:list-item>
                    <text:p><text:span text:style-name="T7"><text:s/></text:span><text:span text:style-name="T7"><text:a xlink:href="http://illumina.bioinfo.ucr.edu/ht/documentation/data-analysis-docs/CASAVA-FASTQ.pdf/view" xlink:type="simple">Casava 1.8 demultiplexed</text:a></text:span></text:p>
                    <text:list>
                      <text:list-item>
                        <text:p><text:span text:style-name="T7"><text:s text:c="4"/></text:span><text:span text:style-name="T7">the sample identifier</text:span></text:p>
                      </text:list-item>
                      <text:list-item>
                        <text:p><text:span text:style-name="T7"><text:s text:c="4"/></text:span><text:span text:style-name="T7">the barcode sequence or a barcode identifier</text:span></text:p>
                      </text:list-item>
                      <text:list-item>
                        <text:p><text:span text:style-name="T7"><text:s text:c="4"/></text:span><text:span text:style-name="T7">the lane number</text:span></text:p>
                      </text:list-item>
                      <text:list-item>
                        <text:p><text:span text:style-name="T7"><text:s text:c="4"/></text:span><text:span text:style-name="T7">the direction of the read (i.e. R1 or R2)</text:span></text:p>
                      </text:list-item>
                      <text:list-item>
                        <text:p><text:span text:style-name="T7"><text:s text:c="4"/></text:span><text:span text:style-name="T7">the set number.</text:span></text:p>
                      </text:list-item>
                    </text:list>
                  </text:list-item>
                </text:list>
                <text:p><text:span text:style-name="T8"/></text:p>
              </text:list-item>
              <text:list-item>
                <text:p><text:span text:style-name="T7">User-specified format</text:span></text:p>
                <text:list>
                  <text:list-item>
                    <text:p>Manifest file required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QIIME2 Hands-on: Quality control</text:p>
          </draw:text-box>
        </draw:frame>
        <draw:frame presentation:style-name="pr4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><text:span text:style-name="T7">Two most common methods are dada2 and deblur</text:span></text:p>
              </text:list-item>
              <text:list-item>
                <text:p><text:span text:style-name="T7">Dada2:</text:span></text:p>
                <text:list>
                  <text:list-item>
                    <text:p><text:span text:style-name="T7">Statistical error-correction and de-noising of Illumina reads</text:span></text:p>
                  </text:list-item>
                  <text:list-item>
                    <text:p><text:span text:style-name="T7">Fully developed</text:span></text:p>
                  </text:list-item>
                  <text:list-item>
                    <text:p><text:span text:style-name="T10">Supports paired-ended reads</text:span></text:p>
                  </text:list-item>
                  <text:list-item>
                    <text:p><text:span text:style-name="T11">Done on per-run basis, w/ megring outputs</text:span></text:p>
                  </text:list-item>
                </text:list>
              </text:list-item>
              <text:list-item>
                <text:p><text:span text:style-name="T7">Deblur</text:span></text:p>
                <text:list>
                  <text:list-item>
                    <text:p><text:span text:style-name="T7">Corrects reads based on reference database</text:span></text:p>
                  </text:list-item>
                  <text:list-item>
                    <text:p><text:span text:style-name="T11">Doesn’t fully support pair-ended reads</text:span></text:p>
                  </text:list-item>
                  <text:list-item>
                    <text:p><text:span text:style-name="T10">All reads could be processed at once</text:span></text:p>
                  </text:list-item>
                  <text:list-item>
                    <text:p><text:span text:style-name="T7">Still in development</text:span></text:p>
                  </text:list-item>
                </text:list>
                <text:p><text:span text:style-name="T8"/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QIIME2 Hands-on: Quality control</text:p>
          </draw:text-box>
        </draw:frame>
        <draw:frame presentation:style-name="pr4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><text:span text:style-name="T7">Filter-out rare ASVs (here </text:span><text:span text:style-name="T12">min=10</text:span><text:span text:style-name="T7">)</text:span></text:p>
              </text:list-item>
              <text:list-item>
                <text:p><text:span text:style-name="T7">Trim sequences to the </text:span><text:span text:style-name="T13">uniform length</text:span></text:p>
              </text:list-item>
              <text:list-item>
                <text:p><text:span text:style-name="T7">Use deblur-other for non-16S with deblur</text:span></text:p>
              </text:list-item>
              <text:list-item>
                <text:p><text:span text:style-name="T7">Result is a:</text:span></text:p>
                <text:list>
                  <text:list-item>
                    <text:p><text:span text:style-name="T14">FeatureTable</text:span><text:span text:style-name="T7"> (biom table)</text:span></text:p>
                  </text:list-item>
                  <text:list-item>
                    <text:p><text:span text:style-name="T14">FeatureData</text:span><text:span text:style-name="T7"> (representative sequences) </text:span></text:p>
                  </text:list-item>
                </text:list>
                <text:p><text:span text:style-name="T8"/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QIIME2 Deblur Output</text:p>
          </draw:text-box>
        </draw:frame>
        <draw:frame presentation:style-name="pr4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><text:span text:style-name="T15">Results are stored in the folder </text:span><text:span text:style-name="T16">deblur_output</text:span></text:p>
              </text:list-item>
              <text:list-item>
                <text:p><text:span text:style-name="T15">Main results are:</text:span></text:p>
                <text:list>
                  <text:list-item>
                    <text:p><text:span text:style-name="T16">deblur_output/representative_sequences.qza </text:span><text:span text:style-name="T15">is the deoised, dereplicated representative sequences</text:span></text:p>
                  </text:list-item>
                  <text:list-item>
                    <text:p><text:span text:style-name="T16">deblur_output/table.qza </text:span><text:span text:style-name="T15">Is a biom table, containg sequence counts per sample</text:span></text:p>
                  </text:list-item>
                </text:list>
              </text:list-item>
              <text:list-item>
                <text:p><text:span text:style-name="T15">Representative sequences in Qiime1 are </text:span><text:span text:style-name="T17">OTUs</text:span><text:span text:style-name="T15"> clustered at 97%</text:span></text:p>
              </text:list-item>
              <text:list-item>
                <text:p><text:span text:style-name="T15">In Qiime2 representative sequences are </text:span><text:span text:style-name="T17">Sequences </text:span><text:span text:style-name="T18">(sub-OTUs or ASVs)</text:span></text:p>
              </text:list-item>
              <text:list-item>
                <text:p><text:span text:style-name="T15">View artifact’s provenance </text:span><text:span text:style-name="T7"><text:a xlink:href="https://view.qiime2.org/" xlink:type="simple">https://view.qiime2.org</text:a></text:span></text:p>
              </text:list-item>
              <text:list-item>
                <text:p><text:span text:style-name="T7">Visualizations can be viewed</text:span></text:p>
                <text:p><text:span text:style-name="T19">qiime tools view reads_trimmed_joined_filt_summary.qzv</text:span></text:p>
              </text:list-item>
              <text:list-item>
                <text:p><text:span text:style-name="T7">Artifacts can be exported</text:span></text:p>
                <text:list>
                  <text:list-item>
                    <text:p><text:span text:style-name="T7">Consult with </text:span><text:span text:style-name="T19">qiime tools –hel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813cm" svg:x="1.4cm" svg:y="0.494cm" presentation:class="title" presentation:user-transformed="true">
          <draw:text-box>
            <text:p>Qiime2 Phylogeny and rarefaction curv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FastTree and Mafft</text:p>
              </text:list-item>
              <text:list-item>
                <text:p>Default metrics: faith_pd, shannon, observed_otus</text:p>
              </text:list-item>
              <text:list-item>
                <text:p>Additional could be specified with:</text:p>
                <text:p><text:span text:style-name="T1">--p-metrics &lt;text&gt;</text:span></text:p>
              </text:list-item>
              <text:list-item>
                <text:p>Could be used with metadata to group by appropriate parameters’</text:p>
              </text:list-item>
              <text:list-item>
                <text:p>Metadata is a tab-separated file</text:p>
                <text:list>
                  <text:list-item>
                    <text:p>Qiime1 compatible</text:p>
                  </text:list-item>
                  <text:list-item>
                    <text:p>Qiime2 Supports column types (example could be downloaded from official tutorials)</text:p>
                  </text:list-item>
                  <text:list-item>
                    <text:p>Validation tool <text:s/><text:a xlink:href="http://keemei.qiime.org/" xlink:type="simple">http://keemei.qiime.org/</text:a><text:s/>(Chrome onl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Qiime2 Taxonomy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ould be assigned to ASVs using a Naive-Bayes classifier</text:p>
                <text:list>
                  <text:list-item>
                    <text:p>Alternatives: Blast and Vsearch</text:p>
                  </text:list-item>
                </text:list>
              </text:list-item>
              <text:list-item>
                <text:p>This classifier was trained using SILVA 132 database and is specific for v3v4 region</text:p>
              </text:list-item>
              <text:list-item>
                <text:p>Contains edits for WPS-2 (Rubrimentifilales and AS-11)</text:p>
              </text:list-item>
              <text:list-item>
                <text:p>Could be trained, but RAM intensive</text:p>
              </text:list-item>
              <text:list-item>
                <text:p>Qiime version sensitive</text:p>
              </text:list-item>
              <text:list-item>
                <text:p>Results contain <text:span text:style-name="T20">confidence</text:span> values for each ASV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813cm" svg:x="1.4cm" svg:y="0.494cm" presentation:class="title" presentation:user-transformed="true">
          <draw:text-box>
            <text:p>Qiime2 <text:span text:style-name="T5">α</text:span><text:span text:style-name="T6">- and </text:span><text:span text:style-name="T5">β</text:span><text:span text:style-name="T6">-Diversity </text:span><text:span text:style-name="T6"><text:line-break/></text:span><text:span text:style-name="T6">w\ core metrics</text:span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ampling-depth sensitive</text:p>
                <text:list>
                  <text:list-item>
                    <text:p>100-1000 is a reasonable number</text:p>
                  </text:list-item>
                </text:list>
              </text:list-item>
              <text:list-item>
                <text:p>Within-sample diversity</text:p>
              </text:list-item>
              <text:list-item>
                <text:p>Between samples diversity</text:p>
                <text:list>
                  <text:list-item>
                    <text:p>Qualitative: jaccard, unweighted unifrac</text:p>
                  </text:list-item>
                  <text:list-item>
                    <text:p>Quantitative: bray-curtis, weighted unifrac</text:p>
                  </text:list-item>
                </text:list>
              </text:list-item>
              <text:list-item>
                <text:p>Group Significance tests</text:p>
                <text:list>
                  <text:list-item>
                    <text:p>p &lt;= 0.001 indicate significant differences</text:p>
                  </text:list-item>
                </text:list>
              </text:list-item>
              <text:list-item>
                <text:p>Correlations for continuous data</text:p>
              </text:list-item>
              <text:list-item>
                <text:p>Ordination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here’s more...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New Qiime2 features:</text:p>
                <text:list>
                  <text:list-item>
                    <text:p>Differential Abundance Analysis</text:p>
                    <text:list>
                      <text:list-item>
                        <text:p>Conventional statistical tests do not perform well on relative abundance data</text:p>
                      </text:list-item>
                    </text:list>
                  </text:list-item>
                  <text:list-item>
                    <text:p>Qiime2 currently supports:</text:p>
                    <text:list>
                      <text:list-item>
                        <text:p>Analysis of Composition of Microbiomes (ANCOM)</text:p>
                      </text:list-item>
                      <text:list-item>
                        <text:p>Balanced trees (gneiss)</text:p>
                      </text:list-item>
                    </text:list>
                  </text:list-item>
                  <text:list-item>
                    <text:p>We could cover those some other time :(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Qiime2 comands and the classifier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<text:a xlink:href="https://github.com/nyirock/qiime2_dunfield_lab" xlink:type="simple">https://github.com/nyirock/qiime2_dunfield_lab</text:a></text:p>
                <text:list>
                  <text:list-item>
                    <text:p>Or just search github.com for “Dunfield lab”</text:p>
                  </text:list-item>
                </text:list>
              </text:list-item>
              <text:list-item>
                <text:p>Commands</text:p>
                <text:list>
                  <text:list-item>
                    <text:p><text:a xlink:href="https://github.com/nyirock/qiime2_dunfield_lab/blob/master/dunfield_lab_qiime2_pipeline_e_pdf.pdf" xlink:type="simple">https://github.com/nyirock/qiime2_dunfield_lab/blob/master/dunfield_lab_qiime2_pipeline_e_pdf.pdf</text:a></text:p>
                  </text:list-item>
                  <text:list-item>
                    <text:p><text:a xlink:href="https://github.com/nyirock/qiime2_dunfield_lab/blob/master/dunfield_lab_qiime2_pipeline_e_pdf.ipynb" xlink:type="simple">https://github.com/nyirock/qiime2_dunfield_lab/blob/master/dunfield_lab_qiime2_pipeline_e_pdf.ipynb</text:a></text:p>
                  </text:list-item>
                </text:list>
              </text:list-item>
              <text:list-item>
                <text:p>Classifier (with some taxonomy modifications)</text:p>
                <text:list>
                  <text:list-item>
                    <text:p>Lab’s Google Drive: <text:a xlink:href="https://drive.google.com/file/d/1kZzgubyAScIMI0oN1NAMgbed5dCriJML/view?usp=sharing" xlink:type="simple">https://drive.google.com/file/d/1kZzgubyAScIMI0oN1NAMgbed5dCriJML/view?usp=sharing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3" svg:font-family="'Liberation Sans'" style:font-family-generic="swiss"/>
    <style:font-face style:name="Ubuntu Mono" svg:font-family="'Ubuntu Mono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4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497000000B6FB504B29F44F8125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14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7T11:25:06.220640415</meta:creation-date>
    <meta:editing-duration>PT1H21M52S</meta:editing-duration>
    <meta:editing-cycles>8</meta:editing-cycles>
    <meta:generator>LibreOffice/6.0.7.3$Linux_X86_64 LibreOffice_project/00m0$Build-3</meta:generator>
    <dc:title>Bright Blue</dc:title>
    <dc:date>2019-05-28T02:07:12.436107826</dc:date>
    <meta:document-statistic meta:object-count="86"/>
  </office:meta>
</office:document-meta>
</file>